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-5cm"/>
          <draw:glue-point draw:id="6" svg:x="5cm" svg:y="5cm"/>
          <draw:glue-point draw:id="7" svg:x="1.667cm" svg:y="0cm"/>
          <draw:line draw:style-name="gr1" draw:layer="layout" svg:x1="0cm" svg:y1="1cm" svg:x2="0.75cm" svg:y2="1cm">
            <text:p/>
          </draw:line>
          <draw:line draw:style-name="gr1" draw:layer="layout" svg:x1="0.75cm" svg:y1="0.25cm" svg:x2="0.75cm" svg:y2="1.75cm">
            <text:p/>
          </draw:line>
          <draw:line draw:style-name="gr1" draw:layer="layout" svg:x1="0.75cm" svg:y1="0.5cm" svg:x2="1.5cm" svg:y2="0cm">
            <text:p/>
          </draw:line>
          <draw:line draw:style-name="gr1" draw:layer="layout" svg:x1="0.75cm" svg:y1="1.5cm" svg:x2="1.5cm" svg:y2="2cm">
            <text:p/>
          </draw:line>
          <draw:polyline draw:style-name="gr1" draw:layer="layout" svg:width="0.25cm" svg:height="0.231cm" svg:x="0.75cm" svg:y="1.5cm" svg:viewBox="0 0 251 232" draw:points="251,0 0,0 100,232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rcuit - PNP Transistor</dc:title>
    <meta:creation-date>2011-02-07T17:03:48</meta:creation-date>
    <meta:editing-duration>P0D</meta:editing-duration>
    <meta:editing-cycles>1</meta:editing-cycles>
    <meta:document-statistic meta:object-count="6"/>
    <meta:generator>OpenOffice.org/3.3$Linux OpenOffice.org_project/330m20$Build-9567</meta:generator>
  </office:meta>
</office:document-meta>
</file>